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1.7" calcext:value-type="float">
            <text:p>31.7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64.5" calcext:value-type="float">
            <text:p>264.5</text:p>
          </table:table-cell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02.5" calcext:value-type="float">
            <text:p>2602.5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7385.2" calcext:value-type="float">
            <text:p>27385.2</text:p>
          </table:table-cell>
          <table:table-cell office:value-type="float" office:value="12516" calcext:value-type="float">
            <text:p>1251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im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_1</text:p>
          </table:table-cell>
          <table:table-cell office:value-type="string" calcext:value-type="string">
            <text:p>Alg2_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office:value-type="string" calcext:value-type="string">
            <text:p>Alg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6" calcext:value-type="float">
            <text:p>3.6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4.4" calcext:value-type="float">
            <text:p>324.4</text:p>
          </table:table-cell>
          <table:table-cell office:value-type="float" office:value="150" calcext:value-type="float">
            <text:p>150</text:p>
          </table:table-cell>
          <table:table-cell office:value-type="float" office:value="9.9" calcext:value-type="float">
            <text:p>9.9</text:p>
          </table:table-cell>
          <table:table-cell office:value-type="float" office:value="2.8" calcext:value-type="float">
            <text:p>2.8</text:p>
          </table:table-cell>
          <table:table-cell office:value-type="float" office:value="11.5" calcext:value-type="float">
            <text:p>11.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887.2" calcext:value-type="float">
            <text:p>20887.2</text:p>
          </table:table-cell>
          <table:table-cell office:value-type="float" office:value="10538.3" calcext:value-type="float">
            <text:p>10538.3</text:p>
          </table:table-cell>
          <table:table-cell office:value-type="float" office:value="173.5" calcext:value-type="float">
            <text:p>173.5</text:p>
          </table:table-cell>
          <table:table-cell office:value-type="float" office:value="40.9" calcext:value-type="float">
            <text:p>40.9</text:p>
          </table:table-cell>
          <table:table-cell office:value-type="float" office:value="157.2" calcext:value-type="float">
            <text:p>157.2</text:p>
          </table:table-cell>
          <table:table-cell office:value-type="float" office:value="42.1" calcext:value-type="float">
            <text:p>42.1</text:p>
          </table:table-cell>
        </table:table-row>
      </table:table>
      <table:table table:name="Fib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191.1" calcext:value-type="float">
            <text:p>191.1</text:p>
          </table:table-cell>
          <table:table-cell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16888.4" calcext:value-type="float">
            <text:p>16888.4</text:p>
          </table:table-cell>
          <table:table-cell/>
          <table:table-cell office:value-type="float" office:value="211.1" calcext:value-type="float">
            <text:p>211.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  <table:table-cell office:value-type="float" office:value="7950.4" calcext:value-type="float">
            <text:p>795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16:49:33.749675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4T16:44:37.638608694</meta:creation-date>
    <dc:date>2022-08-14T22:38:47.745081414</dc:date>
    <meta:editing-duration>PT4H43M41S</meta:editing-duration>
    <meta:editing-cycles>29</meta:editing-cycles>
    <meta:generator>LibreOffice/6.0.7.3$Linux_X86_64 LibreOffice_project/00m0$Build-3</meta:generator>
    <meta:document-statistic meta:table-count="3" meta:cell-count="125" meta:object-count="0"/>
  </office:meta>
</office:document-meta>
</file>